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md input</text:p>
          </table:table-cell>
          <table:table-cell office:value-type="string">
            <text:p>oneshot</text:p>
          </table:table-cell>
          <table:table-cell office:value-type="string">
            <text:p>dmd_in</text:p>
          </table:table-cell>
          <table:table-cell office:value-type="string">
            <text:p>ra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j601/j602</text:p>
          </table:table-cell>
          <table:table-cell office:value-type="string">
            <text:p>j60x</text:p>
          </table:table-cell>
          <table:table-cell office:value-type="string">
            <text:p>6800bu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6800">
            <text:p>6800</text:p>
          </table:table-cell>
          <table:table-cell office:value-type="string">
            <text:p>6800_in</text:p>
          </table:table-cell>
          <table:table-cell office:value-type="string">
            <text:p>6800bu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802">
            <text:p>6802</text:p>
          </table:table-cell>
          <table:table-cell office:value-type="string">
            <text:p>6802_in</text:p>
          </table:table-cell>
          <table:table-cell office:value-type="string">
            <text:p>6800bu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809">
            <text:p>6809</text:p>
          </table:table-cell>
          <table:table-cell office:value-type="string">
            <text:p>6809_in</text:p>
          </table:table-cell>
          <table:table-cell office:value-type="string">
            <text:p>6800bu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uart i/o</text:p>
          </table:table-cell>
          <table:table-cell office:value-type="string">
            <text:p>uart_r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art_tx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15-07-2020</text:date>, <text:time>20:4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8M7S</meta:editing-duration>
    <meta:editing-cycles>3</meta:editing-cycles>
    <meta:generator>OpenOffice/4.1.7$Win32 OpenOffice.org_project/417m1$Build-9800</meta:generator>
    <dc:date>2020-07-15T20:42:58.68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